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16d7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88f9" officeooo:paragraph-rsid="001788f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7de7e" officeooo:paragraph-rsid="0017de7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e6d3" officeooo:paragraph-rsid="0018e6d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1c3e4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c446e" officeooo:paragraph-rsid="001c446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788f9" officeooo:paragraph-rsid="001788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e6d3" officeooo:paragraph-rsid="0018e6d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8e6d3" officeooo:paragraph-rsid="0018e6d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8e6d3" officeooo:paragraph-rsid="0018e6d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7de7e" officeooo:paragraph-rsid="0017de7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e0873" officeooo:paragraph-rsid="001e087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8e6d3" officeooo:paragraph-rsid="0018e6d3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e0873" officeooo:paragraph-rsid="001e087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16d751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7d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14">Instalação</text:p>
      <text:p text:style-name="P9"/>
      <text:p text:style-name="P12">sudo apt-get install git</text:p>
      <text:p text:style-name="P12"/>
      <text:p text:style-name="P9">Configurações</text:p>
      <text:p text:style-name="P9"/>
      <text:p text:style-name="P8">git config --global user.name “Fulano da Silva”</text:p>
      <text:p text:style-name="P8">git config --global user.email <text:a xlink:type="simple" xlink:href="mailto:fulanodasilva.git@gmail.com" text:style-name="Internet_20_link" text:visited-style-name="Visited_20_Internet_20_Link">fulanodasilva.git@gmail.com</text:a></text:p>
      <text:p text:style-name="P8"/>
      <text:p text:style-name="P9">Comandos</text:p>
      <text:p text:style-name="P1"/>
      <text:p text:style-name="P2">init → <text:span text:style-name="T1">inicializa um projeto git.</text:span></text:p>
      <text:p text:style-name="P2"><text:span text:style-name="T2">status</text:span><text:span text:style-name="T1"> → verifica a situação dos arquivos no repositório GIT.</text:span></text:p>
      <text:p text:style-name="P3">add<text:span text:style-name="T1"> → rastreia o arquivo.</text:span></text:p>
      <text:p text:style-name="P4">commit<text:span text:style-name="T1"> → grava as mudanças no repositório.</text:span></text:p>
      <text:p text:style-name="P4"><text:span text:style-name="T1"><text:tab/>-</text:span>m<text:span text:style-name="T1"> → mensagem do commit.</text:span></text:p>
      <text:p text:style-name="P4">log<text:span text:style-name="T1"> → verifica o histórico das alterações gravadas no repositório.</text:span></text:p>
      <text:p text:style-name="P5">remote add origin <text:a xlink:type="simple" xlink:href="https://github.com/fulanodasilva/diretorio.git" text:style-name="Internet_20_link" text:visited-style-name="Visited_20_Internet_20_Link">https://github.com/fulanodasilva/diretorio.git</text:a><text:span text:style-name="T1"> → aponta o seu projeto para o github.</text:span></text:p>
      <text:p text:style-name="P5">push origin master → <text:span text:style-name="T1">envia as alterações para o github.</text:span></text:p>
      <text:p text:style-name="P6">clone<text:span text:style-name="T1"> → obtem o projeto do repositório.</text:span></text:p>
      <text:p text:style-name="P8"/>
      <text:p text:style-name="P11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3-08T17:40:41.052584112</dc:date>
    <meta:editing-duration>PT2H8M2S</meta:editing-duration>
    <meta:editing-cycles>6</meta:editing-cycles>
    <meta:generator>LibreOffice/5.0.3.2$Linux_X86_64 LibreOffice_project/00m0$Build-2</meta:generator>
    <dc:creator>Tarciso Torres</dc:creator>
    <meta:document-statistic meta:table-count="0" meta:image-count="0" meta:object-count="0" meta:page-count="1" meta:paragraph-count="16" meta:word-count="94" meta:character-count="611" meta:non-whitespace-character-count="534"/>
  </office:meta>
</office:document-meta>
</file>